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Ba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ar Central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alle Mayor</text:p>
          </table:table-cell>
          <table:table-cell office:value-type="string">
            <text:p>Mario, Lucía</text:p>
          </table:table-cell>
          <table:table-cell office:value-type="float" office:value="12.5">
            <text:p>12,5</text:p>
          </table:table-cell>
          <table:table-cell office:value-type="string">
            <text:p>TAPAS</text:p>
          </table:table-cell>
          <table:table-cell office:value-type="string">
            <text:p>CERVEZAS</text:p>
          </table:table-cell>
          <table:table-cell table:number-columns-repeated="12"/>
        </table:table-row>
        <table:table-row>
          <table:table-cell office:value-type="string">
            <text:p>El Rincon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alle Nueva</text:p>
          </table:table-cell>
          <table:table-cell office:value-type="string">
            <text:p>Ana</text:p>
          </table:table-cell>
          <table:table-cell office:value-type="float" office:value="15.0">
            <text:p>15</text:p>
          </table:table-cell>
          <table:table-cell office:value-type="string">
            <text:p>CERVEZAS</text:p>
          </table:table-cell>
          <table:table-cell office:value-type="string">
            <text:p>COCTELES</text:p>
          </table:table-cell>
          <table:table-cell table:number-columns-repeated="12"/>
        </table:table-row>
        <table:table-row table:number-rows-repeated="98">
          <table:table-cell table:number-columns-repeated="20"/>
        </table:table-row>
      </table:table>
      <table:table table:style-name="ta0" table:name="Restaurant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La Cazuela</text:p>
          </table:table-cell>
          <table:table-cell office:value-type="string">
            <text:p>Tudela</text:p>
          </table:table-cell>
          <table:table-cell office:value-type="string">
            <text:p>Navarra</text:p>
          </table:table-cell>
          <table:table-cell office:value-type="string">
            <text:p>Plaza Nueva</text:p>
          </table:table-cell>
          <table:table-cell office:value-type="string">
            <text:p>Lucía</text:p>
          </table:table-cell>
          <table:table-cell office:value-type="float" office:value="25.0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>
          <table:table-cell office:value-type="string">
            <text:p>El Fogón</text:p>
          </table:table-cell>
          <table:table-cell office:value-type="string">
            <text:p>Tudela</text:p>
          </table:table-cell>
          <table:table-cell office:value-type="string">
            <text:p>Navarra</text:p>
          </table:table-cell>
          <table:table-cell office:value-type="string">
            <text:p>Calle Falsa</text:p>
          </table:table-cell>
          <table:table-cell office:value-type="string">
            <text:p>Jon</text:p>
          </table:table-cell>
          <table:table-cell office:value-type="float" office:value="30.0">
            <text:p>3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number-rows-repeated="98">
          <table:table-cell table:number-columns-repeated="20"/>
        </table:table-row>
      </table:table>
      <table:table table:style-name="ta0" table:name="Pub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ight Owl</text:p>
          </table:table-cell>
          <table:table-cell office:value-type="string">
            <text:p>Estella</text:p>
          </table:table-cell>
          <table:table-cell office:value-type="string">
            <text:p>Navarra</text:p>
          </table:table-cell>
          <table:table-cell office:value-type="string">
            <text:p>Av. del Prado</text:p>
          </table:table-cell>
          <table:table-cell office:value-type="string">
            <text:p>Ander</text:p>
          </table:table-cell>
          <table:table-cell office:value-type="string">
            <text:p>18:00</text:p>
          </table:table-cell>
          <table:table-cell office:value-type="string">
            <text:p>02:00</text:p>
          </table:table-cell>
          <table:table-cell table:number-columns-repeated="13"/>
        </table:table-row>
        <table:table-row>
          <table:table-cell office:value-type="string">
            <text:p>Moonlight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alle Mayor</text:p>
          </table:table-cell>
          <table:table-cell office:value-type="string">
            <text:p>Mario, Ana</text:p>
          </table:table-cell>
          <table:table-cell office:value-type="string">
            <text:p>20:00</text:p>
          </table:table-cell>
          <table:table-cell office:value-type="string">
            <text:p>03:00</text:p>
          </table:table-cell>
          <table:table-cell table:number-columns-repeated="13"/>
        </table:table-row>
        <table:table-row table:number-rows-repeated="98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